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RICEÑO SIFUENTES, MARCELO ROM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12070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BRICEÑO SIFUENTES, MARCELO ROM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1207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ANCHEZ UBILLUS, VANESSA DEL CARME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734991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5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22:25:5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